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2291in" style:use-optimal-column-width="false"/>
    </style:style>
    <style:style style:name="TableColumn4" style:family="table-column">
      <style:table-column-properties style:column-width="5.4687in" style:use-optimal-column-width="false"/>
    </style:style>
    <style:style style:name="Table2" style:family="table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In this example we are going to perform a block replacement of the following variable:</text:p>
      <text:p text:style-name="Standard"/>
      <text:p text:style-name="Standard">{{block_variable}}</text:p>
      <text:p text:style-name="Standard"/>
      <text:p text:style-name="Standard">Now there should be a table just above this paragraph.</text:p>
      <text:p text:style-name="Standard"/>
      <text:p text:style-name="Standard">And now within a<text:s/>table: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Text</text:p>
          </table:table-cell>
          <table:table-cell table:style-name="TableCell7">
            <text:p text:style-name="TableContents">Other text</text:p>
          </table:table-cell>
        </table:table-row>
        <table:table-row table:style-name="TableRow8">
          <table:table-cell table:style-name="TableCell9">
            <text:p text:style-name="TableContents">More text</text:p>
          </table:table-cell>
          <table:table-cell table:style-name="TableCell10">
            <text:p text:style-name="Standard">{{block_variable}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c-Com</meta:initial-creator>
    <dc:creator>Pc-Com</dc:creator>
    <meta:creation-date>2016-12-10T18:42:00Z</meta:creation-date>
    <dc:date>2016-12-10T18:42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6" meta:character-count="236" meta:row-count="1" meta:non-whitespace-character-count="201"/>
  </office:meta>
</office:document-meta>
</file>